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format1" style:family="table-cell" style:parent-style-name="Default">
      <style:text-properties fo:font-weight="bold"/>
    </style:style>
  </office:automatic-styles>
  <office:body>
    <office:spreadsheet>
      <table:table table:name="Attendances" table:style-name="ta1">
        <table:table-column table:style-name="co1" table:number-columns-repeated="47" table:default-cell-style-name="Default"/>
        <table:table-row table:style-name="ro1">
          <table:table-cell table:style-name="format1" office:value-type="string" calcext:value-type="string">
            <text:p>Curso</text:p>
          </table:table-cell>
          <table:table-cell office:value-type="string" calcext:value-type="string">
            <text:p>EMB5113-04605/05601/05608 (20231) - Modelagem de Sistemas</text:p>
          </table:table-cell>
          <table:table-cell table:number-columns-repeated="45"/>
        </table:table-row>
        <table:table-row table:style-name="ro1">
          <table:table-cell table:style-name="format1" office:value-type="string" calcext:value-type="string">
            <text:p>Grupo</text:p>
          </table:table-cell>
          <table:table-cell office:value-type="string" calcext:value-type="string">
            <text:p>Todos os participantes</text:p>
          </table:table-cell>
          <table:table-cell table:number-columns-repeated="45"/>
        </table:table-row>
        <table:table-row table:style-name="ro1">
          <table:table-cell table:number-columns-repeated="47"/>
        </table:table-row>
        <table:table-row table:style-name="ro1">
          <table:table-cell table:style-name="format1" office:value-type="string" calcext:value-type="string">
            <text:p>ID do Estudante</text:p>
          </table:table-cell>
          <table:table-cell table:style-name="format1" office:value-type="string" calcext:value-type="string">
            <text:p>Sobrenome</text:p>
          </table:table-cell>
          <table:table-cell table:style-name="format1" office:value-type="string" calcext:value-type="string">
            <text:p>Nome</text:p>
          </table:table-cell>
          <table:table-cell table:style-name="format1" office:value-type="string" calcext:value-type="string">
            <text:p>7/03/2023 16:20 Todos os estudantes</text:p>
          </table:table-cell>
          <table:table-cell table:style-name="format1" office:value-type="string" calcext:value-type="string">
            <text:p>8/03/2023 13:30 Todos os estudantes</text:p>
          </table:table-cell>
          <table:table-cell table:style-name="format1" office:value-type="string" calcext:value-type="string">
            <text:p>14/03/2023 16:20 Todos os estudantes</text:p>
          </table:table-cell>
          <table:table-cell table:style-name="format1" office:value-type="string" calcext:value-type="string">
            <text:p>15/03/2023 13:30 Todos os estudantes</text:p>
          </table:table-cell>
          <table:table-cell table:style-name="format1" office:value-type="string" calcext:value-type="string">
            <text:p>21/03/2023 16:20 Todos os estudantes</text:p>
          </table:table-cell>
          <table:table-cell table:style-name="format1" office:value-type="string" calcext:value-type="string">
            <text:p>22/03/2023 13:30 Todos os estudantes</text:p>
          </table:table-cell>
          <table:table-cell table:style-name="format1" office:value-type="string" calcext:value-type="string">
            <text:p>28/03/2023 16:20 Todos os estudantes</text:p>
          </table:table-cell>
          <table:table-cell table:style-name="format1" office:value-type="string" calcext:value-type="string">
            <text:p>29/03/2023 13:30 Todos os estudantes</text:p>
          </table:table-cell>
          <table:table-cell table:style-name="format1" office:value-type="string" calcext:value-type="string">
            <text:p>4/04/2023 16:20 Todos os estudantes</text:p>
          </table:table-cell>
          <table:table-cell table:style-name="format1" office:value-type="string" calcext:value-type="string">
            <text:p>5/04/2023 13:30 Todos os estudantes</text:p>
          </table:table-cell>
          <table:table-cell table:style-name="format1" office:value-type="string" calcext:value-type="string">
            <text:p>11/04/2023 16:20 Todos os estudantes</text:p>
          </table:table-cell>
          <table:table-cell table:style-name="format1" office:value-type="string" calcext:value-type="string">
            <text:p>12/04/2023 13:30 Todos os estudantes</text:p>
          </table:table-cell>
          <table:table-cell table:style-name="format1" office:value-type="string" calcext:value-type="string">
            <text:p>18/04/2023 16:20 Todos os estudantes</text:p>
          </table:table-cell>
          <table:table-cell table:style-name="format1" office:value-type="string" calcext:value-type="string">
            <text:p>19/04/2023 13:30 Todos os estudantes</text:p>
          </table:table-cell>
          <table:table-cell table:style-name="format1" office:value-type="string" calcext:value-type="string">
            <text:p>25/04/2023 16:20 Todos os estudantes</text:p>
          </table:table-cell>
          <table:table-cell table:style-name="format1" office:value-type="string" calcext:value-type="string">
            <text:p>26/04/2023 13:30 Todos os estudantes</text:p>
          </table:table-cell>
          <table:table-cell table:style-name="format1" office:value-type="string" calcext:value-type="string">
            <text:p>2/05/2023 16:20 Todos os estudantes</text:p>
          </table:table-cell>
          <table:table-cell table:style-name="format1" office:value-type="string" calcext:value-type="string">
            <text:p>3/05/2023 13:30 Todos os estudantes</text:p>
          </table:table-cell>
          <table:table-cell table:style-name="format1" office:value-type="string" calcext:value-type="string">
            <text:p>9/05/2023 16:20 Todos os estudantes</text:p>
          </table:table-cell>
          <table:table-cell table:style-name="format1" office:value-type="string" calcext:value-type="string">
            <text:p>10/05/2023 13:30 Todos os estudantes</text:p>
          </table:table-cell>
          <table:table-cell table:style-name="format1" office:value-type="string" calcext:value-type="string">
            <text:p>16/05/2023 16:20 Todos os estudantes</text:p>
          </table:table-cell>
          <table:table-cell table:style-name="format1" office:value-type="string" calcext:value-type="string">
            <text:p>17/05/2023 13:30 Todos os estudantes</text:p>
          </table:table-cell>
          <table:table-cell table:style-name="format1" office:value-type="string" calcext:value-type="string">
            <text:p>23/05/2023 16:20 Todos os estudantes</text:p>
          </table:table-cell>
          <table:table-cell table:style-name="format1" office:value-type="string" calcext:value-type="string">
            <text:p>24/05/2023 13:30 Todos os estudantes</text:p>
          </table:table-cell>
          <table:table-cell table:style-name="format1" office:value-type="string" calcext:value-type="string">
            <text:p>30/05/2023 16:20 Todos os estudantes</text:p>
          </table:table-cell>
          <table:table-cell table:style-name="format1" office:value-type="string" calcext:value-type="string">
            <text:p>31/05/2023 13:30 Todos os estudantes</text:p>
          </table:table-cell>
          <table:table-cell table:style-name="format1" office:value-type="string" calcext:value-type="string">
            <text:p>6/06/2023 16:20 Todos os estudantes</text:p>
          </table:table-cell>
          <table:table-cell table:style-name="format1" office:value-type="string" calcext:value-type="string">
            <text:p>7/06/2023 13:30 Todos os estudantes</text:p>
          </table:table-cell>
          <table:table-cell table:style-name="format1" office:value-type="string" calcext:value-type="string">
            <text:p>13/06/2023 16:20 Todos os estudantes</text:p>
          </table:table-cell>
          <table:table-cell table:style-name="format1" office:value-type="string" calcext:value-type="string">
            <text:p>14/06/2023 13:30 Todos os estudantes</text:p>
          </table:table-cell>
          <table:table-cell table:style-name="format1" office:value-type="string" calcext:value-type="string">
            <text:p>20/06/2023 16:20 Todos os estudantes</text:p>
          </table:table-cell>
          <table:table-cell table:style-name="format1" office:value-type="string" calcext:value-type="string">
            <text:p>21/06/2023 13:30 Todos os estudantes</text:p>
          </table:table-cell>
          <table:table-cell table:style-name="format1" office:value-type="string" calcext:value-type="string">
            <text:p>27/06/2023 16:20 Todos os estudantes</text:p>
          </table:table-cell>
          <table:table-cell table:style-name="format1" office:value-type="string" calcext:value-type="string">
            <text:p>28/06/2023 13:30 Todos os estudantes</text:p>
          </table:table-cell>
          <table:table-cell table:style-name="format1" office:value-type="string" calcext:value-type="string">
            <text:p>4/07/2023 16:20 Todos os estudantes</text:p>
          </table:table-cell>
          <table:table-cell table:style-name="format1" office:value-type="string" calcext:value-type="string">
            <text:p>5/07/2023 13:30 Todos os estudantes</text:p>
          </table:table-cell>
          <table:table-cell table:style-name="format1" office:value-type="string" calcext:value-type="string">
            <text:p>11/07/2023 16:20 Todos os estudantes</text:p>
          </table:table-cell>
          <table:table-cell table:style-name="format1" office:value-type="string" calcext:value-type="string">
            <text:p>Pr</text:p>
          </table:table-cell>
          <table:table-cell table:style-name="format1" office:value-type="string" calcext:value-type="string">
            <text:p>At</text:p>
          </table:table-cell>
          <table:table-cell table:style-name="format1" office:value-type="string" calcext:value-type="string">
            <text:p>Ju</text:p>
          </table:table-cell>
          <table:table-cell table:style-name="format1" office:value-type="string" calcext:value-type="string">
            <text:p>Au</text:p>
          </table:table-cell>
          <table:table-cell table:style-name="format1" office:value-type="string" calcext:value-type="string">
            <text:p>Sessões anotadas</text:p>
          </table:table-cell>
          <table:table-cell table:style-name="format1" office:value-type="string" calcext:value-type="string">
            <text:p>Pontos</text:p>
          </table:table-cell>
          <table:table-cell table:style-name="format1" office:value-type="string" calcext:value-type="string">
            <text:p>Porcentage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u (0/2)</text:p>
          </table:table-cell>
          <table:table-cell office:value-type="string" calcext:value-type="string">
            <text:p>Ju (1/2)</text:p>
          </table:table-cell>
          <table:table-cell office:value-type="string" calcext:value-type="string">
            <text:p>Au (0/2)</text:p>
          </table:table-cell>
          <table:table-cell office:value-type="string" calcext:value-type="string">
            <text:p>Ju (1/2)</text:p>
          </table:table-cell>
          <table:table-cell office:value-type="string" calcext:value-type="string">
            <text:p>Au (0/2)</text:p>
          </table:table-cell>
          <table:table-cell office:value-type="string" calcext:value-type="string">
            <text:p>Ju (1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Ju (1/2)</text:p>
          </table:table-cell>
          <table:table-cell office:value-type="string" calcext:value-type="string">
            <text:p>Au (0/2)</text:p>
          </table:table-cell>
          <table:table-cell office:value-type="string" calcext:value-type="string">
            <text:p>Ju (1/2)</text:p>
          </table:table-cell>
          <table:table-cell office:value-type="string" calcext:value-type="string">
            <text:p>Au (0/2)</text:p>
          </table:table-cell>
          <table:table-cell office:value-type="string" calcext:value-type="string">
            <text:p>Ju (1/2)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Ju (1/2)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Ju (1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Ju (1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Ju (1/2)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u (0/2)</text:p>
          </table:table-cell>
          <table:table-cell table:number-columns-repeated="8"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 / 42</text:p>
          </table:table-cell>
          <table:table-cell office:value-type="string" calcext:value-type="string">
            <text:p>47,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u (0/2)</text:p>
          </table:table-cell>
          <table:table-cell office:value-type="string" calcext:value-type="string">
            <text:p>Ju (1/2)</text:p>
          </table:table-cell>
          <table:table-cell table:number-columns-repeated="3" office:value-type="string" calcext:value-type="string">
            <text:p>Pr (2/2)</text:p>
          </table:table-cell>
          <table:table-cell office:value-type="string" calcext:value-type="string">
            <text:p>Ju (1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Au (0/2)</text:p>
          </table:table-cell>
          <table:table-cell table:number-columns-repeated="8" office:value-type="string" calcext:value-type="string">
            <text:p>Pr (2/2)</text:p>
          </table:table-cell>
          <table:table-cell office:value-type="string" calcext:value-type="string">
            <text:p>Ju (1/2)</text:p>
          </table:table-cell>
          <table:table-cell table:number-columns-repeated="3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u (0/2)</text:p>
          </table:table-cell>
          <table:table-cell table:number-columns-repeated="8" office:value-type="string" calcext:value-type="string">
            <text:p>?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9 / 48</text:p>
          </table:table-cell>
          <table:table-cell office:value-type="string" calcext:value-type="string">
            <text:p>81,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6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Pr (2/2)</text:p>
          </table:table-cell>
          <table:table-cell office:value-type="string" calcext:value-type="string">
            <text:p>Au (0/2)</text:p>
          </table:table-cell>
          <table:table-cell table:number-columns-repeated="8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u (0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table:number-columns-repeated="8" office:value-type="string" calcext:value-type="string">
            <text:p>?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4 / 48</text:p>
          </table:table-cell>
          <table:table-cell office:value-type="string" calcext:value-type="string">
            <text:p>91,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5" office:value-type="string" calcext:value-type="string">
            <text:p>Pr (2/2)</text:p>
          </table:table-cell>
          <table:table-cell office:value-type="string" calcext:value-type="string">
            <text:p>Ju (1/2)</text:p>
          </table:table-cell>
          <table:table-cell office:value-type="string" calcext:value-type="string">
            <text:p>?</text:p>
          </table:table-cell>
          <table:table-cell table:number-columns-repeated="9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table:number-columns-repeated="4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u (0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u (0/2)</text:p>
          </table:table-cell>
          <table:table-cell table:number-columns-repeated="8" office:value-type="string" calcext:value-type="string">
            <text:p>?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1 / 46</text:p>
          </table:table-cell>
          <table:table-cell office:value-type="string" calcext:value-type="string">
            <text:p>89,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6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Pr (2/2)</text:p>
          </table:table-cell>
          <table:table-cell office:value-type="string" calcext:value-type="string">
            <text:p>Au (0/2)</text:p>
          </table:table-cell>
          <table:table-cell table:number-columns-repeated="5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table:number-columns-repeated="8" office:value-type="string" calcext:value-type="string">
            <text:p>?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2 / 44</text:p>
          </table:table-cell>
          <table:table-cell office:value-type="string" calcext:value-type="string">
            <text:p>95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6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Pr (2/2)</text:p>
          </table:table-cell>
          <table:table-cell office:value-type="string" calcext:value-type="string">
            <text:p>Ju (1/2)</text:p>
          </table:table-cell>
          <table:table-cell table:number-columns-repeated="4" office:value-type="string" calcext:value-type="string">
            <text:p>Pr (2/2)</text:p>
          </table:table-cell>
          <table:table-cell office:value-type="string" calcext:value-type="string">
            <text:p>Au (0/2)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u (0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u (0/2)</text:p>
          </table:table-cell>
          <table:table-cell table:number-columns-repeated="8" office:value-type="string" calcext:value-type="string">
            <text:p>?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5 / 42</text:p>
          </table:table-cell>
          <table:table-cell office:value-type="string" calcext:value-type="string">
            <text:p>83,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Au (0/2)</text:p>
          </table:table-cell>
          <table:table-cell office:value-type="string" calcext:value-type="string">
            <text:p>Ju (1/2)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Ju (1/2)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Ju (1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Ju (1/2)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Ju (1/2)</text:p>
          </table:table-cell>
          <table:table-cell table:number-columns-repeated="7" office:value-type="string" calcext:value-type="string">
            <text:p>Pr (2/2)</text:p>
          </table:table-cell>
          <table:table-cell office:value-type="string" calcext:value-type="string">
            <text:p>Ju (1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Ju (1/2)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u (0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u (0/2)</text:p>
          </table:table-cell>
          <table:table-cell table:number-columns-repeated="8" office:value-type="string" calcext:value-type="string">
            <text:p>?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3 / 46</text:p>
          </table:table-cell>
          <table:table-cell office:value-type="string" calcext:value-type="string">
            <text:p>71,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5" office:value-type="string" calcext:value-type="string">
            <text:p>Pr (2/2)</text:p>
          </table:table-cell>
          <table:table-cell office:value-type="string" calcext:value-type="string">
            <text:p>Ju (1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Ju (1/2)</text:p>
          </table:table-cell>
          <table:table-cell table:number-columns-repeated="4" office:value-type="string" calcext:value-type="string">
            <text:p>Pr (2/2)</text:p>
          </table:table-cell>
          <table:table-cell office:value-type="string" calcext:value-type="string">
            <text:p>Au (0/2)</text:p>
          </table:table-cell>
          <table:table-cell table:number-columns-repeated="5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u (0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u (0/2)</text:p>
          </table:table-cell>
          <table:table-cell table:number-columns-repeated="8" office:value-type="string" calcext:value-type="string">
            <text:p>?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8 / 46</text:p>
          </table:table-cell>
          <table:table-cell office:value-type="string" calcext:value-type="string">
            <text:p>82,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Pr (2/2)</text:p>
          </table:table-cell>
          <table:table-cell office:value-type="string" calcext:value-type="string">
            <text:p>Ju (1/2)</text:p>
          </table:table-cell>
          <table:table-cell table:number-columns-repeated="3" office:value-type="string" calcext:value-type="string">
            <text:p>Pr (2/2)</text:p>
          </table:table-cell>
          <table:table-cell office:value-type="string" calcext:value-type="string">
            <text:p>Ju (1/2)</text:p>
          </table:table-cell>
          <table:table-cell office:value-type="string" calcext:value-type="string">
            <text:p>?</text:p>
          </table:table-cell>
          <table:table-cell table:number-columns-repeated="14" office:value-type="string" calcext:value-type="string">
            <text:p>Pr (2/2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u (0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table:number-columns-repeated="8" office:value-type="string" calcext:value-type="string">
            <text:p>?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2 / 46</text:p>
          </table:table-cell>
          <table:table-cell office:value-type="string" calcext:value-type="string">
            <text:p>91,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5" office:value-type="string" calcext:value-type="string">
            <text:p>Pr (2/2)</text:p>
          </table:table-cell>
          <table:table-cell office:value-type="string" calcext:value-type="string">
            <text:p>Ju (1/2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Pr (2/2)</text:p>
          </table:table-cell>
          <table:table-cell office:value-type="string" calcext:value-type="string">
            <text:p>Ju (1/2)</text:p>
          </table:table-cell>
          <table:table-cell table:number-columns-repeated="7" office:value-type="string" calcext:value-type="string">
            <text:p>Pr (2/2)</text:p>
          </table:table-cell>
          <table:table-cell office:value-type="string" calcext:value-type="string">
            <text:p>Ju (1/2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u (0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u (0/2)</text:p>
          </table:table-cell>
          <table:table-cell table:number-columns-repeated="8" office:value-type="string" calcext:value-type="string">
            <text:p>?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9 / 46</text:p>
          </table:table-cell>
          <table:table-cell office:value-type="string" calcext:value-type="string">
            <text:p>84,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Pr (2/2)</text:p>
          </table:table-cell>
          <table:table-cell office:value-type="string" calcext:value-type="string">
            <text:p>Ju (1/2)</text:p>
          </table:table-cell>
          <table:table-cell table:number-columns-repeated="4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table:number-columns-repeated="4" office:value-type="string" calcext:value-type="string">
            <text:p>Pr (2/2)</text:p>
          </table:table-cell>
          <table:table-cell office:value-type="string" calcext:value-type="string">
            <text:p>Ju (1/2)</text:p>
          </table:table-cell>
          <table:table-cell table:number-columns-repeated="6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u (0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u (0/2)</text:p>
          </table:table-cell>
          <table:table-cell table:number-columns-repeated="8" office:value-type="string" calcext:value-type="string">
            <text:p>?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0 / 46</text:p>
          </table:table-cell>
          <table:table-cell office:value-type="string" calcext:value-type="string">
            <text:p>87,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6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table:number-columns-repeated="14" office:value-type="string" calcext:value-type="string">
            <text:p>Pr (2/2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table:number-columns-repeated="8" office:value-type="string" calcext:value-type="string">
            <text:p>?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6 / 46</text:p>
          </table:table-cell>
          <table:table-cell office:value-type="string" calcext:value-type="string">
            <text:p>100,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6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table:number-columns-repeated="11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table:number-columns-repeated="8" office:value-type="string" calcext:value-type="string">
            <text:p>?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6 / 46</text:p>
          </table:table-cell>
          <table:table-cell office:value-type="string" calcext:value-type="string">
            <text:p>100,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Au (0/2)</text:p>
          </table:table-cell>
          <table:table-cell office:value-type="string" calcext:value-type="string">
            <text:p>Ju (1/2)</text:p>
          </table:table-cell>
          <table:table-cell table:number-columns-repeated="4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table:number-columns-repeated="14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table:number-columns-repeated="8" office:value-type="string" calcext:value-type="string">
            <text:p>?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5 / 48</text:p>
          </table:table-cell>
          <table:table-cell office:value-type="string" calcext:value-type="string">
            <text:p>93,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number-columns-repeated="6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Pr (2/2)</text:p>
          </table:table-cell>
          <table:table-cell office:value-type="string" calcext:value-type="string">
            <text:p>Au (0/2)</text:p>
          </table:table-cell>
          <table:table-cell table:number-columns-repeated="3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table:number-columns-repeated="8" office:value-type="string" calcext:value-type="string">
            <text:p>?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2 / 44</text:p>
          </table:table-cell>
          <table:table-cell office:value-type="string" calcext:value-type="string">
            <text:p>95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u (0/2)</text:p>
          </table:table-cell>
          <table:table-cell office:value-type="string" calcext:value-type="string">
            <text:p>Ju (1/2)</text:p>
          </table:table-cell>
          <table:table-cell table:number-columns-repeated="2" office:value-type="string" calcext:value-type="string">
            <text:p>Pr (2/2)</text:p>
          </table:table-cell>
          <table:table-cell office:value-type="string" calcext:value-type="string">
            <text:p>Au (0/2)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table:number-columns-repeated="14" office:value-type="string" calcext:value-type="string">
            <text:p>Pr (2/2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u (0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u (0/2)</text:p>
          </table:table-cell>
          <table:table-cell table:number-columns-repeated="8" office:value-type="string" calcext:value-type="string">
            <text:p>?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7 / 46</text:p>
          </table:table-cell>
          <table:table-cell office:value-type="string" calcext:value-type="string">
            <text:p>80,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number-columns-repeated="6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table:number-columns-repeated="14" office:value-type="string" calcext:value-type="string">
            <text:p>Pr (2/2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table:number-columns-repeated="8" office:value-type="string" calcext:value-type="string">
            <text:p>?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6 / 46</text:p>
          </table:table-cell>
          <table:table-cell office:value-type="string" calcext:value-type="string">
            <text:p>100,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number-columns-repeated="6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Pr (2/2)</text:p>
          </table:table-cell>
          <table:table-cell office:value-type="string" calcext:value-type="string">
            <text:p>Ju (1/2)</text:p>
          </table:table-cell>
          <table:table-cell office:value-type="string" calcext:value-type="string">
            <text:p>Au (0/2)</text:p>
          </table:table-cell>
          <table:table-cell office:value-type="string" calcext:value-type="string">
            <text:p>Ju (1/2)</text:p>
          </table:table-cell>
          <table:table-cell table:number-columns-repeated="5" office:value-type="string" calcext:value-type="string">
            <text:p>Pr (2/2)</text:p>
          </table:table-cell>
          <table:table-cell office:value-type="string" calcext:value-type="string">
            <text:p>Ju (1/2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Pr (2/2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u (0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table:number-columns-repeated="8" office:value-type="string" calcext:value-type="string">
            <text:p>?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7 / 44</text:p>
          </table:table-cell>
          <table:table-cell office:value-type="string" calcext:value-type="string">
            <text:p>84,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number-columns-repeated="6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Ju (1/2)</text:p>
          </table:table-cell>
          <table:table-cell office:value-type="string" calcext:value-type="string">
            <text:p>Au (0/2)</text:p>
          </table:table-cell>
          <table:table-cell office:value-type="string" calcext:value-type="string">
            <text:p>Ju (1/2)</text:p>
          </table:table-cell>
          <table:table-cell table:number-columns-repeated="11" office:value-type="string" calcext:value-type="string">
            <text:p>Pr (2/2)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Au (0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u (0/2)</text:p>
          </table:table-cell>
          <table:table-cell table:number-columns-repeated="8" office:value-type="string" calcext:value-type="string">
            <text:p>?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6 / 44</text:p>
          </table:table-cell>
          <table:table-cell office:value-type="string" calcext:value-type="string">
            <text:p>81,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number-columns-repeated="5" office:value-type="string" calcext:value-type="string">
            <text:p>Pr (2/2)</text:p>
          </table:table-cell>
          <table:table-cell office:value-type="string" calcext:value-type="string">
            <text:p>Ju (1/2)</text:p>
          </table:table-cell>
          <table:table-cell office:value-type="string" calcext:value-type="string">
            <text:p>?</text:p>
          </table:table-cell>
          <table:table-cell table:number-columns-repeated="14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u (0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u (0/2)</text:p>
          </table:table-cell>
          <table:table-cell table:number-columns-repeated="8" office:value-type="string" calcext:value-type="string">
            <text:p>?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3 / 48</text:p>
          </table:table-cell>
          <table:table-cell office:value-type="string" calcext:value-type="string">
            <text:p>89,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table:number-columns-repeated="6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table:number-columns-repeated="14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table:number-columns-repeated="8" office:value-type="string" calcext:value-type="string">
            <text:p>?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8 / 48</text:p>
          </table:table-cell>
          <table:table-cell office:value-type="string" calcext:value-type="string">
            <text:p>100,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4" office:value-type="string" calcext:value-type="string">
            <text:p>Pr (2/2)</text:p>
          </table:table-cell>
          <table:table-cell office:value-type="string" calcext:value-type="string">
            <text:p>Ju (1/2)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table:number-columns-repeated="9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table:number-columns-repeated="4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table:number-columns-repeated="8" office:value-type="string" calcext:value-type="string">
            <text:p>?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5 / 46</text:p>
          </table:table-cell>
          <table:table-cell office:value-type="string" calcext:value-type="string">
            <text:p>97,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6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table:number-columns-repeated="4" office:value-type="string" calcext:value-type="string">
            <text:p>Pr (2/2)</text:p>
          </table:table-cell>
          <table:table-cell office:value-type="string" calcext:value-type="string">
            <text:p>Ju (1/2)</text:p>
          </table:table-cell>
          <table:table-cell office:value-type="string" calcext:value-type="string">
            <text:p>Au (0/2)</text:p>
          </table:table-cell>
          <table:table-cell table:number-columns-repeated="7" office:value-type="string" calcext:value-type="string">
            <text:p>Pr (2/2)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u (0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table:number-columns-repeated="8" office:value-type="string" calcext:value-type="string">
            <text:p>?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1 / 46</text:p>
          </table:table-cell>
          <table:table-cell office:value-type="string" calcext:value-type="string">
            <text:p>89,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6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Pr (2/2)</text:p>
          </table:table-cell>
          <table:table-cell office:value-type="string" calcext:value-type="string">
            <text:p>Ju (1/2)</text:p>
          </table:table-cell>
          <table:table-cell office:value-type="string" calcext:value-type="string">
            <text:p>Au (0/2)</text:p>
          </table:table-cell>
          <table:table-cell table:number-columns-repeated="9" office:value-type="string" calcext:value-type="string">
            <text:p>Pr (2/2)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u (0/2)</text:p>
          </table:table-cell>
          <table:table-cell table:number-columns-repeated="8" office:value-type="string" calcext:value-type="string">
            <text:p>?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1 / 46</text:p>
          </table:table-cell>
          <table:table-cell office:value-type="string" calcext:value-type="string">
            <text:p>89,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6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table:number-columns-repeated="11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Pr (2/2)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table:number-columns-repeated="8" office:value-type="string" calcext:value-type="string">
            <text:p>?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2 / 42</text:p>
          </table:table-cell>
          <table:table-cell office:value-type="string" calcext:value-type="string">
            <text:p>100,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5" office:value-type="string" calcext:value-type="string">
            <text:p>Pr (2/2)</text:p>
          </table:table-cell>
          <table:table-cell office:value-type="string" calcext:value-type="string">
            <text:p>Ju (1/2)</text:p>
          </table:table-cell>
          <table:table-cell office:value-type="string" calcext:value-type="string">
            <text:p>?</text:p>
          </table:table-cell>
          <table:table-cell table:number-columns-repeated="11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table:number-columns-repeated="8" office:value-type="string" calcext:value-type="string">
            <text:p>?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3 / 44</text:p>
          </table:table-cell>
          <table:table-cell office:value-type="string" calcext:value-type="string">
            <text:p>97,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Au (0/2)</text:p>
          </table:table-cell>
          <table:table-cell table:number-columns-repeated="5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table:number-columns-repeated="13" office:value-type="string" calcext:value-type="string">
            <text:p>Pr (2/2)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table:number-columns-repeated="8" office:value-type="string" calcext:value-type="string">
            <text:p>?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4 / 46</text:p>
          </table:table-cell>
          <table:table-cell office:value-type="string" calcext:value-type="string">
            <text:p>95,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6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table:number-columns-repeated="11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table:number-columns-repeated="8" office:value-type="string" calcext:value-type="string">
            <text:p>?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6 / 46</text:p>
          </table:table-cell>
          <table:table-cell office:value-type="string" calcext:value-type="string">
            <text:p>100,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6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Pr (2/2)</text:p>
          </table:table-cell>
          <table:table-cell office:value-type="string" calcext:value-type="string">
            <text:p>Ju (1/2)</text:p>
          </table:table-cell>
          <table:table-cell table:number-columns-repeated="11" office:value-type="string" calcext:value-type="string">
            <text:p>Pr (2/2)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Au (0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u (0/2)</text:p>
          </table:table-cell>
          <table:table-cell table:number-columns-repeated="8" office:value-type="string" calcext:value-type="string">
            <text:p>?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9 / 44</text:p>
          </table:table-cell>
          <table:table-cell office:value-type="string" calcext:value-type="string">
            <text:p>88,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Pr (2/2)</text:p>
          </table:table-cell>
          <table:table-cell office:value-type="string" calcext:value-type="string">
            <text:p>Ju (1/2)</text:p>
          </table:table-cell>
          <table:table-cell table:number-columns-repeated="3" office:value-type="string" calcext:value-type="string">
            <text:p>Pr (2/2)</text:p>
          </table:table-cell>
          <table:table-cell office:value-type="string" calcext:value-type="string">
            <text:p>Ju (1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Au (0/2)</text:p>
          </table:table-cell>
          <table:table-cell table:number-columns-repeated="12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Au (0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u (0/2)</text:p>
          </table:table-cell>
          <table:table-cell table:number-columns-repeated="8" office:value-type="string" calcext:value-type="string">
            <text:p>?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8 / 46</text:p>
          </table:table-cell>
          <table:table-cell office:value-type="string" calcext:value-type="string">
            <text:p>82,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Pr (2/2)</text:p>
          </table:table-cell>
          <table:table-cell office:value-type="string" calcext:value-type="string">
            <text:p>Ju (1/2)</text:p>
          </table:table-cell>
          <table:table-cell table:number-columns-repeated="3" office:value-type="string" calcext:value-type="string">
            <text:p>Pr (2/2)</text:p>
          </table:table-cell>
          <table:table-cell office:value-type="string" calcext:value-type="string">
            <text:p>Ju (1/2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Pr (2/2)</text:p>
          </table:table-cell>
          <table:table-cell office:value-type="string" calcext:value-type="string">
            <text:p>Ju (1/2)</text:p>
          </table:table-cell>
          <table:table-cell table:number-columns-repeated="11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table:number-columns-repeated="8" office:value-type="string" calcext:value-type="string">
            <text:p>?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3 / 46</text:p>
          </table:table-cell>
          <table:table-cell office:value-type="string" calcext:value-type="string">
            <text:p>93,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Pr (2/2)</text:p>
          </table:table-cell>
          <table:table-cell office:value-type="string" calcext:value-type="string">
            <text:p>Ju (1/2)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Ju (1/2)</text:p>
          </table:table-cell>
          <table:table-cell table:number-columns-repeated="2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table:number-columns-repeated="4" office:value-type="string" calcext:value-type="string">
            <text:p>Pr (2/2)</text:p>
          </table:table-cell>
          <table:table-cell office:value-type="string" calcext:value-type="string">
            <text:p>Ju (1/2)</text:p>
          </table:table-cell>
          <table:table-cell table:number-columns-repeated="7" office:value-type="string" calcext:value-type="string">
            <text:p>Pr (2/2)</text:p>
          </table:table-cell>
          <table:table-cell office:value-type="string" calcext:value-type="string">
            <text:p>Ju (1/2)</text:p>
          </table:table-cell>
          <table:table-cell office:value-type="string" calcext:value-type="string">
            <text:p>Pr (2/2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u (0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table:number-columns-repeated="8" office:value-type="string" calcext:value-type="string">
            <text:p>?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0 / 46</text:p>
          </table:table-cell>
          <table:table-cell office:value-type="string" calcext:value-type="string">
            <text:p>87,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number-columns-repeated="6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table:number-columns-repeated="14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table:number-columns-repeated="8" office:value-type="string" calcext:value-type="string">
            <text:p>?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6 / 46</text:p>
          </table:table-cell>
          <table:table-cell office:value-type="string" calcext:value-type="string">
            <text:p>100,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4" office:value-type="string" calcext:value-type="string">
            <text:p>Pr (2/2)</text:p>
          </table:table-cell>
          <table:table-cell office:value-type="string" calcext:value-type="string">
            <text:p>Au (0/2)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table:number-columns-repeated="14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table:number-columns-repeated="8" office:value-type="string" calcext:value-type="string">
            <text:p>?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6 / 48</text:p>
          </table:table-cell>
          <table:table-cell office:value-type="string" calcext:value-type="string">
            <text:p>95,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3" office:value-type="string" calcext:value-type="string">
            <text:p>Pr (2/2)</text:p>
          </table:table-cell>
          <table:table-cell office:value-type="string" calcext:value-type="string">
            <text:p>Ju (1/2)</text:p>
          </table:table-cell>
          <table:table-cell table:number-columns-repeated="2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table:number-columns-repeated="12" office:value-type="string" calcext:value-type="string">
            <text:p>Pr (2/2)</text:p>
          </table:table-cell>
          <table:table-cell office:value-type="string" calcext:value-type="string">
            <text:p>Ju (1/2)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Au (0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table:number-columns-repeated="8" office:value-type="string" calcext:value-type="string">
            <text:p>?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2 / 46</text:p>
          </table:table-cell>
          <table:table-cell office:value-type="string" calcext:value-type="string">
            <text:p>91,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Pr (2/2)</text:p>
          </table:table-cell>
          <table:table-cell office:value-type="string" calcext:value-type="string">
            <text:p>Ju (1/2)</text:p>
          </table:table-cell>
          <table:table-cell table:number-columns-repeated="2" office:value-type="string" calcext:value-type="string">
            <text:p>Pr (2/2)</text:p>
          </table:table-cell>
          <table:table-cell office:value-type="string" calcext:value-type="string">
            <text:p>Au (0/2)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Ju (1/2)</text:p>
          </table:table-cell>
          <table:table-cell table:number-columns-repeated="4" office:value-type="string" calcext:value-type="string">
            <text:p>Pr (2/2)</text:p>
          </table:table-cell>
          <table:table-cell office:value-type="string" calcext:value-type="string">
            <text:p>Au (0/2)</text:p>
          </table:table-cell>
          <table:table-cell table:number-columns-repeated="3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table:number-columns-repeated="4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table:number-columns-repeated="8" office:value-type="string" calcext:value-type="string">
            <text:p>?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0 / 46</text:p>
          </table:table-cell>
          <table:table-cell office:value-type="string" calcext:value-type="string">
            <text:p>87,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number-columns-repeated="6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Ju (1/2)</text:p>
          </table:table-cell>
          <table:table-cell table:number-columns-repeated="13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table:number-columns-repeated="8" office:value-type="string" calcext:value-type="string">
            <text:p>?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7 / 48</text:p>
          </table:table-cell>
          <table:table-cell office:value-type="string" calcext:value-type="string">
            <text:p>97,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6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table:number-columns-repeated="14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u (0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table:number-columns-repeated="8" office:value-type="string" calcext:value-type="string">
            <text:p>?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6 / 48</text:p>
          </table:table-cell>
          <table:table-cell office:value-type="string" calcext:value-type="string">
            <text:p>95,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Au (0/2)</text:p>
          </table:table-cell>
          <table:table-cell table:number-columns-repeated="5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Pr (2/2)</text:p>
          </table:table-cell>
          <table:table-cell office:value-type="string" calcext:value-type="string">
            <text:p>Au (0/2)</text:p>
          </table:table-cell>
          <table:table-cell table:number-columns-repeated="3" office:value-type="string" calcext:value-type="string">
            <text:p>Pr (2/2)</text:p>
          </table:table-cell>
          <table:table-cell office:value-type="string" calcext:value-type="string">
            <text:p>Au (0/2)</text:p>
          </table:table-cell>
          <table:table-cell table:number-columns-repeated="6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u (0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table:number-columns-repeated="8" office:value-type="string" calcext:value-type="string">
            <text:p>?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0 / 48</text:p>
          </table:table-cell>
          <table:table-cell office:value-type="string" calcext:value-type="string">
            <text:p>83,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Au (0/2)</text:p>
          </table:table-cell>
          <table:table-cell office:value-type="string" calcext:value-type="string">
            <text:p>Ju (1/2)</text:p>
          </table:table-cell>
          <table:table-cell office:value-type="string" calcext:value-type="string">
            <text:p>Au (0/2)</text:p>
          </table:table-cell>
          <table:table-cell office:value-type="string" calcext:value-type="string">
            <text:p>Ju (1/2)</text:p>
          </table:table-cell>
          <table:table-cell office:value-type="string" calcext:value-type="string">
            <text:p>Au (0/2)</text:p>
          </table:table-cell>
          <table:table-cell office:value-type="string" calcext:value-type="string">
            <text:p>Ju (1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Ju (1/2)</text:p>
          </table:table-cell>
          <table:table-cell office:value-type="string" calcext:value-type="string">
            <text:p>Au (0/2)</text:p>
          </table:table-cell>
          <table:table-cell office:value-type="string" calcext:value-type="string">
            <text:p>Ju (1/2)</text:p>
          </table:table-cell>
          <table:table-cell office:value-type="string" calcext:value-type="string">
            <text:p>Au (0/2)</text:p>
          </table:table-cell>
          <table:table-cell office:value-type="string" calcext:value-type="string">
            <text:p>Ju (1/2)</text:p>
          </table:table-cell>
          <table:table-cell office:value-type="string" calcext:value-type="string">
            <text:p>Au (0/2)</text:p>
          </table:table-cell>
          <table:table-cell office:value-type="string" calcext:value-type="string">
            <text:p>Ju (1/2)</text:p>
          </table:table-cell>
          <table:table-cell office:value-type="string" calcext:value-type="string">
            <text:p>Au (0/2)</text:p>
          </table:table-cell>
          <table:table-cell office:value-type="string" calcext:value-type="string">
            <text:p>Ju (1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Ju (1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Ju (1/2)</text:p>
          </table:table-cell>
          <table:table-cell table:number-columns-repeated="6" office:value-type="string" calcext:value-type="string">
            <text:p>?</text:p>
          </table:table-cell>
          <table:table-cell office:value-type="string" calcext:value-type="string">
            <text:p>Au (0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u (0/2)</text:p>
          </table:table-cell>
          <table:table-cell table:number-columns-repeated="8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0 / 38</text:p>
          </table:table-cell>
          <table:table-cell office:value-type="string" calcext:value-type="string">
            <text:p>26,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number-columns-repeated="6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Au (0/2)</text:p>
          </table:table-cell>
          <table:table-cell table:number-columns-repeated="3" office:value-type="string" calcext:value-type="string">
            <text:p>Pr (2/2)</text:p>
          </table:table-cell>
          <table:table-cell office:value-type="string" calcext:value-type="string">
            <text:p>Au (0/2)</text:p>
          </table:table-cell>
          <table:table-cell table:number-columns-repeated="8"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 (2/2)</text:p>
          </table:table-cell>
          <table:table-cell table:number-columns-repeated="8" office:value-type="string" calcext:value-type="string">
            <text:p>?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4 / 48</text:p>
          </table:table-cell>
          <table:table-cell office:value-type="string" calcext:value-type="string">
            <text:p>91,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3-07-07">00/00/0000</text:date>, <text:time style:data-style-name="N2" text:time-value="17:01:30.605000000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Windows_x86 LibreOffice_project/23edc44b61b830b7d749943e020e96f5a7df63bf</meta:generator>
    <meta:initial-creator>Benjamin Grando Moreira</meta:initial-creator>
    <meta:creation-date>2023-07-07T16:59:36</meta:creation-date>
    <dc:date>2023-07-07T17:01:57.295000000</dc:date>
    <meta:editing-duration>PT26S</meta:editing-duration>
    <meta:editing-cycles>1</meta:editing-cycles>
    <meta:document-statistic meta:table-count="1" meta:cell-count="1896" meta:object-count="0"/>
  </office:meta>
</office:document-meta>
</file>